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586cm"/>
    </style:style>
    <style:style style:name="Tabla1.B" style:family="table-column">
      <style:table-column-properties style:column-width="6.521cm"/>
    </style:style>
    <style:style style:name="Tabla1.C" style:family="table-column">
      <style:table-column-properties style:column-width="1.296cm"/>
    </style:style>
    <style:style style:name="Tabla1.D" style:family="table-column">
      <style:table-column-properties style:column-width="1.771cm"/>
    </style:style>
    <style:style style:name="Tabla1.E" style:family="table-column">
      <style:table-column-properties style:column-width="4.4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586cm"/>
    </style:style>
    <style:style style:name="Tabla2.B" style:family="table-column">
      <style:table-column-properties style:column-width="6.415cm"/>
    </style:style>
    <style:style style:name="Tabla2.C" style:family="table-column">
      <style:table-column-properties style:column-width="1.402cm"/>
    </style:style>
    <style:style style:name="Tabla2.D" style:family="table-column">
      <style:table-column-properties style:column-width="1.799cm"/>
    </style:style>
    <style:style style:name="Tabla2.E" style:family="table-column">
      <style:table-column-properties style:column-width="4.3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586cm"/>
    </style:style>
    <style:style style:name="Tabla3.B" style:family="table-column">
      <style:table-column-properties style:column-width="6.415cm"/>
    </style:style>
    <style:style style:name="Tabla3.C" style:family="table-column">
      <style:table-column-properties style:column-width="1.402cm"/>
    </style:style>
    <style:style style:name="Tabla3.D" style:family="table-column">
      <style:table-column-properties style:column-width="1.799cm"/>
    </style:style>
    <style:style style:name="Tabla3.E" style:family="table-column">
      <style:table-column-properties style:column-width="4.3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586cm"/>
    </style:style>
    <style:style style:name="Tabla4.B" style:family="table-column">
      <style:table-column-properties style:column-width="6.415cm"/>
    </style:style>
    <style:style style:name="Tabla4.C" style:family="table-column">
      <style:table-column-properties style:column-width="1.402cm"/>
    </style:style>
    <style:style style:name="Tabla4.D" style:family="table-column">
      <style:table-column-properties style:column-width="1.799cm"/>
    </style:style>
    <style:style style:name="Tabla4.E" style:family="table-column">
      <style:table-column-properties style:column-width="4.39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586cm"/>
    </style:style>
    <style:style style:name="Tabla5.B" style:family="table-column">
      <style:table-column-properties style:column-width="6.415cm"/>
    </style:style>
    <style:style style:name="Tabla5.C" style:family="table-column">
      <style:table-column-properties style:column-width="1.402cm"/>
    </style:style>
    <style:style style:name="Tabla5.D" style:family="table-column">
      <style:table-column-properties style:column-width="1.799cm"/>
    </style:style>
    <style:style style:name="Tabla5.E" style:family="table-column">
      <style:table-column-properties style:column-width="4.392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586cm"/>
    </style:style>
    <style:style style:name="Tabla6.B" style:family="table-column">
      <style:table-column-properties style:column-width="6.415cm"/>
    </style:style>
    <style:style style:name="Tabla6.C" style:family="table-column">
      <style:table-column-properties style:column-width="1.402cm"/>
    </style:style>
    <style:style style:name="Tabla6.D" style:family="table-column">
      <style:table-column-properties style:column-width="1.799cm"/>
    </style:style>
    <style:style style:name="Tabla6.E" style:family="table-column">
      <style:table-column-properties style:column-width="4.392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586cm"/>
    </style:style>
    <style:style style:name="Tabla7.B" style:family="table-column">
      <style:table-column-properties style:column-width="6.415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1.799cm"/>
    </style:style>
    <style:style style:name="Tabla7.E" style:family="table-column">
      <style:table-column-properties style:column-width="4.392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51585" officeooo:paragraph-rsid="00151585"/>
    </style:style>
    <style:style style:name="P2" style:family="paragraph" style:parent-style-name="Preformatted_20_Text">
      <style:text-properties fo:font-weight="bold" officeooo:rsid="00151585" officeooo:paragraph-rsid="00151585" style:font-weight-asian="bold" style:font-weight-complex="bold"/>
    </style:style>
    <style:style style:name="P3" style:family="paragraph" style:parent-style-name="Preformatted_20_Text">
      <style:text-properties fo:font-weight="bold" officeooo:rsid="0016cd4d" officeooo:paragraph-rsid="0016cd4d" style:font-weight-asian="bold" style:font-weight-complex="bold"/>
    </style:style>
    <style:style style:name="P4" style:family="paragraph" style:parent-style-name="Preformatted_20_Text">
      <style:text-properties fo:font-weight="bold" officeooo:rsid="00184f5f" officeooo:paragraph-rsid="00184f5f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151585" officeooo:paragraph-rsid="00151585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 fo:font-weight="bold" officeooo:rsid="00228960" officeooo:paragraph-rsid="00228960" style:font-weight-asian="bold" style:font-weight-complex="bold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rsid="00228960" officeooo:paragraph-rsid="0022b11d" style:font-weight-asian="bold" style:font-weight-complex="bold"/>
    </style:style>
    <style:style style:name="P8" style:family="paragraph" style:parent-style-name="Preformatted_20_Text">
      <style:text-properties style:text-underline-style="solid" style:text-underline-width="auto" style:text-underline-color="font-color" fo:font-weight="bold" officeooo:rsid="0022b11d" officeooo:paragraph-rsid="0022b11d" style:font-weight-asian="bold" style:font-weight-complex="bold"/>
    </style:style>
    <style:style style:name="P9" style:family="paragraph" style:parent-style-name="Preformatted_20_Text">
      <style:text-properties style:text-underline-style="solid" style:text-underline-width="auto" style:text-underline-color="font-color" fo:font-weight="bold" officeooo:rsid="00254f0d" officeooo:paragraph-rsid="00254f0d" style:font-weight-asian="bold" style:font-weight-complex="bold"/>
    </style:style>
    <style:style style:name="P10" style:family="paragraph" style:parent-style-name="Preformatted_20_Text">
      <style:text-properties style:text-underline-style="solid" style:text-underline-width="auto" style:text-underline-color="font-color" fo:font-weight="bold" officeooo:rsid="002557c3" officeooo:paragraph-rsid="002557c3" style:font-weight-asian="bold" style:font-weight-complex="bold"/>
    </style:style>
    <style:style style:name="P11" style:family="paragraph" style:parent-style-name="Preformatted_20_Text">
      <style:text-properties style:text-underline-style="solid" style:text-underline-width="auto" style:text-underline-color="font-color" fo:font-weight="bold" officeooo:rsid="0025c809" officeooo:paragraph-rsid="0025c809" style:font-weight-asian="bold" style:font-weight-complex="bold"/>
    </style:style>
    <style:style style:name="P12" style:family="paragraph" style:parent-style-name="Preformatted_20_Text">
      <style:text-properties style:text-underline-style="solid" style:text-underline-width="auto" style:text-underline-color="font-color" officeooo:rsid="001b3099" officeooo:paragraph-rsid="001b3099"/>
    </style:style>
    <style:style style:name="P13" style:family="paragraph" style:parent-style-name="Preformatted_20_Text">
      <style:text-properties style:text-underline-style="solid" style:text-underline-width="auto" style:text-underline-color="font-color" officeooo:rsid="0020d515" officeooo:paragraph-rsid="0020d515"/>
    </style:style>
    <style:style style:name="P14" style:family="paragraph" style:parent-style-name="Preformatted_20_Text">
      <style:text-properties style:text-underline-style="solid" style:text-underline-width="auto" style:text-underline-color="font-color" officeooo:rsid="0020d515" officeooo:paragraph-rsid="0022b11d"/>
    </style:style>
    <style:style style:name="P15" style:family="paragraph" style:parent-style-name="Preformatted_20_Text">
      <style:text-properties style:text-underline-style="solid" style:text-underline-width="auto" style:text-underline-color="font-color" officeooo:rsid="00228960" officeooo:paragraph-rsid="00228960"/>
    </style:style>
    <style:style style:name="P16" style:family="paragraph" style:parent-style-name="Preformatted_20_Text">
      <style:text-properties style:text-underline-style="solid" style:text-underline-width="auto" style:text-underline-color="font-color" officeooo:rsid="00228960" officeooo:paragraph-rsid="0022b11d"/>
    </style:style>
    <style:style style:name="P17" style:family="paragraph" style:parent-style-name="Preformatted_20_Text">
      <style:text-properties style:text-underline-style="none" officeooo:rsid="00151585" officeooo:paragraph-rsid="00151585"/>
    </style:style>
    <style:style style:name="P18" style:family="paragraph" style:parent-style-name="Preformatted_20_Text">
      <style:text-properties style:text-underline-style="none" officeooo:rsid="001b3099" officeooo:paragraph-rsid="001b3099"/>
    </style:style>
    <style:style style:name="P19" style:family="paragraph" style:parent-style-name="Preformatted_20_Text">
      <style:text-properties style:text-underline-style="none" officeooo:rsid="0020d515" officeooo:paragraph-rsid="0020d515"/>
    </style:style>
    <style:style style:name="P20" style:family="paragraph" style:parent-style-name="Preformatted_20_Text">
      <style:text-properties style:text-underline-style="none" fo:font-weight="bold" officeooo:rsid="0020d515" officeooo:paragraph-rsid="0020d515" style:font-weight-asian="bold" style:font-weight-complex="bold"/>
    </style:style>
    <style:style style:name="P21" style:family="paragraph" style:parent-style-name="Preformatted_20_Text">
      <style:text-properties officeooo:rsid="0016cd4d" officeooo:paragraph-rsid="0016cd4d"/>
    </style:style>
    <style:style style:name="P22" style:family="paragraph" style:parent-style-name="Preformatted_20_Text">
      <style:text-properties officeooo:rsid="00184f5f" officeooo:paragraph-rsid="00184f5f"/>
    </style:style>
    <style:style style:name="P23" style:family="paragraph" style:parent-style-name="Preformatted_20_Text">
      <style:text-properties officeooo:rsid="001cfd92" officeooo:paragraph-rsid="001cfd92"/>
    </style:style>
    <style:style style:name="P24" style:family="paragraph" style:parent-style-name="Preformatted_20_Text">
      <style:text-properties officeooo:rsid="001cfd92" officeooo:paragraph-rsid="001f8487"/>
    </style:style>
    <style:style style:name="P25" style:family="paragraph" style:parent-style-name="Preformatted_20_Text">
      <style:text-properties officeooo:rsid="001b3099" officeooo:paragraph-rsid="001b3099"/>
    </style:style>
    <style:style style:name="P26" style:family="paragraph" style:parent-style-name="Table_20_Heading">
      <style:text-properties style:font-name="Liberation Mono" fo:font-size="10pt" officeooo:rsid="00228960" officeooo:paragraph-rsid="00228960" style:font-name-asian="DejaVu Sans Mono" style:font-size-asian="10pt" style:font-name-complex="Liberation Mono" style:font-size-complex="10pt"/>
    </style:style>
    <style:style style:name="P27" style:family="paragraph" style:parent-style-name="Table_20_Heading">
      <style:text-properties style:font-name="Liberation Mono" fo:font-size="10pt" officeooo:rsid="00228960" officeooo:paragraph-rsid="0022b11d" style:font-name-asian="DejaVu Sans Mono" style:font-size-asian="10pt" style:font-name-complex="Liberation Mono" style:font-size-complex="10pt"/>
    </style:style>
    <style:style style:name="P28" style:family="paragraph" style:parent-style-name="Table_20_Heading">
      <style:text-properties style:font-name="Liberation Mono" fo:font-size="8pt" officeooo:rsid="00228960" officeooo:paragraph-rsid="00228960" style:font-name-asian="DejaVu Sans Mono" style:font-size-asian="8pt" style:font-name-complex="Liberation Mono" style:font-size-complex="8pt"/>
    </style:style>
    <style:style style:name="P29" style:family="paragraph" style:parent-style-name="Table_20_Heading">
      <style:text-properties style:font-name="Liberation Mono" fo:font-size="8pt" officeooo:rsid="00228960" officeooo:paragraph-rsid="0022b11d" style:font-name-asian="DejaVu Sans Mono" style:font-size-asian="8pt" style:font-name-complex="Liberation Mono" style:font-size-complex="8pt"/>
    </style:style>
    <style:style style:name="P30" style:family="paragraph" style:parent-style-name="Table_20_Heading">
      <style:text-properties style:font-name="Liberation Mono" fo:font-size="8pt" officeooo:rsid="0022b11d" officeooo:paragraph-rsid="0022b11d" style:font-name-asian="DejaVu Sans Mono" style:font-size-asian="8pt" style:font-name-complex="Liberation Mono" style:font-size-complex="8pt"/>
    </style:style>
    <style:style style:name="P31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228960" officeooo:paragraph-rsid="00228960" style:font-name-asian="DejaVu Sans Mono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228960" officeooo:paragraph-rsid="0022b11d" style:font-name-asian="DejaVu Sans Mono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22b11d" officeooo:paragraph-rsid="0022b11d" style:font-name-asian="DejaVu Sans Mono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paragraph-rsid="0022b11d" style:font-name-asian="DejaVu Sans Mono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23e8dd" officeooo:paragraph-rsid="0023e8dd" style:font-name-asian="DejaVu Sans Mono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254f0d" officeooo:paragraph-rsid="00254f0d" style:font-name-asian="DejaVu Sans Mono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2557c3" officeooo:paragraph-rsid="002557c3" style:font-name-asian="DejaVu Sans Mono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25c809" officeooo:paragraph-rsid="0025c809" style:font-name-asian="DejaVu Sans Mono" style:font-size-asian="10pt" style:font-name-complex="Liberation Mono" style:font-size-complex="10pt"/>
    </style:style>
    <style:style style:name="T1" style:family="text">
      <style:text-properties officeooo:rsid="00184f5f"/>
    </style:style>
    <style:style style:name="T2" style:family="text">
      <style:text-properties officeooo:rsid="001d9646"/>
    </style:style>
    <style:style style:name="T3" style:family="text">
      <style:text-properties officeooo:rsid="001dd871"/>
    </style:style>
    <style:style style:name="T4" style:family="text">
      <style:text-properties officeooo:rsid="001f8487"/>
    </style:style>
    <style:style style:name="T5" style:family="text">
      <style:text-properties officeooo:rsid="00254f0d"/>
    </style:style>
    <style:style style:name="T6" style:family="text">
      <style:text-properties officeooo:rsid="002557c3"/>
    </style:style>
    <style:style style:name="T7" style:family="text">
      <style:text-properties officeooo:rsid="002747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GLAS DEL NEGOCIO</text:p>
      <text:p text:style-name="P1"/>
      <text:p text:style-name="P1"/>
      <text:p text:style-name="P5">HORARIO</text:p>
      <text:p text:style-name="P1">El horario laboral <text:span text:style-name="T1">de la UPEV </text:span>es de 8:00 a 21:00 dividido en dos turnos.</text:p>
      <text:p text:style-name="P22">Aunque se cubren las horas laborales, no hay uniformidad en los horarios por turnos; ejemplo, algunas personas del turno matutino laboran de 8:00 a 15:00 mientras que otras de 9:00 a 16:00.</text:p>
      <text:p text:style-name="P1"/>
      <text:p text:style-name="P1"/>
      <text:p text:style-name="P2">SALAS Y CABINAS</text:p>
      <text:p text:style-name="P1">Las salas y/o cabinas se refieren a los espacios físicos especializados para realizar operaciones sobre los materiales audio visuales.</text:p>
      <text:p text:style-name="P1"/>
      <text:p text:style-name="P23">Sala/cabina<text:tab/><text:tab/><text:tab/><text:tab/><text:tab/><text:tab/><text:tab/><text:tab/><text:span text:style-name="T2">Requiere</text:span> operador</text:p>
      <text:p text:style-name="P23">---------------------------------------------------------------------</text:p>
      <text:p text:style-name="P23"><text:page-number text:select-page="current">1</text:page-number></text:p>
      <text:p text:style-name="P23">Sala<text:span text:style-name="T4">s</text:span> de Edición Lineal<text:tab/><text:tab/><text:tab/><text:tab/><text:tab/><text:tab/><text:tab/>Si</text:p>
      <text:p text:style-name="P23">Sala<text:span text:style-name="T4">s</text:span> de Edición No Lineal<text:tab/><text:tab/><text:tab/><text:tab/><text:tab/><text:tab/>Si</text:p>
      <text:p text:style-name="P23">Cabina de Audio <text:span text:style-name="T4">(Voz en off)</text:span><text:tab/><text:tab/><text:tab/><text:tab/><text:tab/><text:tab/><text:span text:style-name="T4">Si</text:span></text:p>
      <text:p text:style-name="P24">Cabina de Audio <text:span text:style-name="T4">(Musicalización)</text:span><text:tab/><text:tab/><text:tab/><text:tab/><text:tab/><text:span text:style-name="T4">No</text:span></text:p>
      <text:p text:style-name="P23"/>
      <text:p text:style-name="P1"/>
      <text:p text:style-name="P1"/>
      <text:p text:style-name="P1"/>
      <text:p text:style-name="P2">FASES</text:p>
      <text:p text:style-name="P1">Las fases del proceso de producción de materiales audiovisuales son:</text:p>
      <text:p text:style-name="P1"/>
      <text:p text:style-name="P1">Preproducción</text:p>
      <text:p text:style-name="P1"><text:tab/>Son las reuniones de trabajo o visita a las locaciones para poder estimar los requerimientos de equipo, iluminación ,etc.</text:p>
      <text:p text:style-name="P1"/>
      <text:p text:style-name="P1">Grabación</text:p>
      <text:p text:style-name="P1"><text:tab/>Es el proceso de levantamiento de imagen en las locaciones.</text:p>
      <text:p text:style-name="P1"/>
      <text:p text:style-name="P1">Ingesta</text:p>
      <text:p text:style-name="P1"><text:tab/>Es el vaciado de los materiales de las cámaras a un medio digital.</text:p>
      <text:p text:style-name="P1"/>
      <text:p text:style-name="P1">Edición</text:p>
      <text:p text:style-name="P1"><text:tab/></text:p>
      <text:p text:style-name="P1"/>
      <text:p text:style-name="P1">Posproducción</text:p>
      <text:p text:style-name="P1"><text:tab/>Aquí se incluye también el uso de la cabina de audio para voz <text:span text:style-name="T3">y/</text:span>o musicalización.</text:p>
      <text:p text:style-name="P1"><text:tab/><text:span text:style-name="T4">El agendado de la cabina de audio es independiente de la sala de posproducción.</text:span></text:p>
      <text:p text:style-name="P1"/>
      <text:p text:style-name="P1">Entrega</text:p>
      <text:p text:style-name="P1"><text:tab/>Proceso de copiado <text:span text:style-name="T4">(copia en medios tales como dvs, cds, etc.) </text:span>para realizar la entrega al usuario.</text:p>
      <text:p text:style-name="P1"/>
      <text:p text:style-name="P1"/>
      <text:p text:style-name="P2">PRODUCTORES</text:p>
      <text:p text:style-name="P1"/>
      <text:p text:style-name="P1">Los productores son los especialistas a los que se les asigna<text:span text:style-name="T4">n</text:span> proyectos y están encargados de la realización de los mismos.</text:p>
      <text:p text:style-name="P1"><text:soft-page-break/></text:p>
      <text:p text:style-name="P1">Los productores solicitan recursos (personal, salas, equipo, accesorios y veghiculos<text:span text:style-name="T7">)</text:span>.</text:p>
      <text:p text:style-name="P1"/>
      <text:p text:style-name="P1">Acuerdan con el área solicitante horarios para grabación, revisión de guiones, etc.</text:p>
      <text:p text:style-name="P1"/>
      <text:p text:style-name="P1">Los productores deben estar presentes en cada una de las fases (a excepción de la entrega).</text:p>
      <text:p text:style-name="P1"/>
      <text:p text:style-name="P2">OFICIOS</text:p>
      <text:p text:style-name="P1">Es el medio por el cual las áreas solicitan servicios al depto de TVE.</text:p>
      <text:p text:style-name="P1"/>
      <text:p text:style-name="P1">Deben indicar que servicio solicitan.</text:p>
      <text:p text:style-name="P1"/>
      <text:p text:style-name="P1"/>
      <text:p text:style-name="P2">FOLIOS</text:p>
      <text:p text:style-name="P17"/>
      <text:p text:style-name="P1">Un folio esta relacionado con uno o mas oficios.</text:p>
      <text:p text:style-name="P1"/>
      <text:p text:style-name="P1"/>
      <text:p text:style-name="P1"/>
      <text:p text:style-name="P3">ASIGNACIÓN DE FOLIOS</text:p>
      <text:p text:style-name="P21"/>
      <text:p text:style-name="P21">Un folio se asigna a uno o mas productore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SOLICITUDES DE RECURSOS POR FASE</text:p>
      <text:p text:style-name="P21"/>
      <text:p text:style-name="P25">anexo</text:p>
      <text:p text:style-name="P25"/>
      <text:p text:style-name="P25"/>
      <text:p text:style-name="P25"/>
      <text:p text:style-name="P12"/>
      <text:p text:style-name="P13">DICCIONARIO DE DATOS</text:p>
      <text:p text:style-name="P18"/>
      <text:p text:style-name="P19"/>
      <text:p text:style-name="P20">UNIDADES RESPONSABL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26">Nombre</text:p>
            </table:table-cell>
            <table:table-cell table:style-name="Tabla1.A1" office:value-type="string">
              <text:p text:style-name="P26">Tipo</text:p>
            </table:table-cell>
            <table:table-cell table:style-name="Tabla1.A1" office:value-type="string">
              <text:p text:style-name="P28">Tamaño</text:p>
            </table:table-cell>
            <table:table-cell table:style-name="Tabla1.A1" office:value-type="string">
              <text:p text:style-name="P30">Requerido</text:p>
            </table:table-cell>
            <table:table-cell table:style-name="Tabla1.E1" office:value-type="string">
              <text:p text:style-name="P26">Descripción</text:p>
            </table:table-cell>
          </table:table-row>
        </table:table-header-rows>
        <table:table-row>
          <table:table-cell table:style-name="Tabla1.A2" office:value-type="string">
            <text:p text:style-name="P32">Clave</text:p>
          </table:table-cell>
          <table:table-cell table:style-name="Tabla1.A2" office:value-type="string">
            <text:p text:style-name="P32">Alfanumérico</text:p>
          </table:table-cell>
          <table:table-cell table:style-name="Tabla1.A2" office:value-type="string">
            <text:p text:style-name="P32">6</text:p>
          </table:table-cell>
          <table:table-cell table:style-name="Tabla1.A2" office:value-type="string">
            <text:p text:style-name="P34">X</text:p>
          </table:table-cell>
          <table:table-cell table:style-name="Tabla1.E2" office:value-type="string">
            <text:p text:style-name="P32">Clave de la UR</text:p>
          </table:table-cell>
        </table:table-row>
        <table:table-row>
          <table:table-cell table:style-name="Tabla1.A2" office:value-type="string">
            <text:p text:style-name="P32">Nombre largo</text:p>
          </table:table-cell>
          <table:table-cell table:style-name="Tabla1.A2" office:value-type="string">
            <text:p text:style-name="P32">Alfanumérico</text:p>
          </table:table-cell>
          <table:table-cell table:style-name="Tabla1.A2" office:value-type="string">
            <text:p text:style-name="P32">150</text:p>
          </table:table-cell>
          <table:table-cell table:style-name="Tabla1.A2" office:value-type="string">
            <text:p text:style-name="P34">X</text:p>
          </table:table-cell>
          <table:table-cell table:style-name="Tabla1.E2" office:value-type="string">
            <text:p text:style-name="P32">Nombre completo de la UR</text:p>
          </table:table-cell>
        </table:table-row>
        <table:table-row>
          <table:table-cell table:style-name="Tabla1.A2" office:value-type="string">
            <text:p text:style-name="P32">Nombre corto</text:p>
          </table:table-cell>
          <table:table-cell table:style-name="Tabla1.A2" office:value-type="string">
            <text:p text:style-name="P32">Alfanumérico</text:p>
          </table:table-cell>
          <table:table-cell table:style-name="Tabla1.A2" office:value-type="string">
            <text:p text:style-name="P32">50</text:p>
          </table:table-cell>
          <table:table-cell table:style-name="Tabla1.A2" office:value-type="string">
            <text:p text:style-name="P32"/>
          </table:table-cell>
          <table:table-cell table:style-name="Tabla1.E2" office:value-type="string">
            <text:p text:style-name="P32">Siglas de la UR</text:p>
          </table:table-cell>
        </table:table-row>
        <table:table-row>
          <table:table-cell table:style-name="Tabla1.A2" office:value-type="string">
            <text:p text:style-name="P32">Nivel</text:p>
          </table:table-cell>
          <table:table-cell table:style-name="Tabla1.A2" office:value-type="string">
            <text:p text:style-name="P32">Proviene de catálogo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4">X</text:p>
          </table:table-cell>
          <table:table-cell table:style-name="Tabla1.E2" office:value-type="string">
            <text:p text:style-name="P32">Nivel académico</text:p>
          </table:table-cell>
        </table:table-row>
        <table:table-row>
          <table:table-cell table:style-name="Tabla1.A2" office:value-type="string">
            <text:p text:style-name="P32">Área del conocimiento</text:p>
          </table:table-cell>
          <table:table-cell table:style-name="Tabla1.A2" office:value-type="string">
            <text:p text:style-name="P32">Proviene de catálogo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4">X</text:p>
          </table:table-cell>
          <table:table-cell table:style-name="Tabla1.E2" office:value-type="string">
            <text:p text:style-name="P32">Área del conocimiento</text:p>
          </table:table-cell>
        </table:table-row>
        <table:table-row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1"/>
          </table:table-cell>
          <table:table-cell table:style-name="Tabla1.E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1"/>
          </table:table-cell>
          <table:table-cell table:style-name="Tabla1.E2" office:value-type="string">
            <text:p text:style-name="P31"/>
          </table:table-cell>
        </table:table-row>
      </table:table>
      <text:p text:style-name="P13"/>
      <text:p text:style-name="P6">Persona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ext:soft-page-break/>
          <table:table-row>
            <table:table-cell table:style-name="Tabla2.A1" office:value-type="string">
              <text:p text:style-name="P26">Nombre</text:p>
            </table:table-cell>
            <table:table-cell table:style-name="Tabla2.A1" office:value-type="string">
              <text:p text:style-name="P26">Tipo</text:p>
            </table:table-cell>
            <table:table-cell table:style-name="Tabla2.A1" office:value-type="string">
              <text:p text:style-name="P28">Tamaño</text:p>
            </table:table-cell>
            <table:table-cell table:style-name="Tabla2.A1" office:value-type="string">
              <text:p text:style-name="P30">Requerido</text:p>
            </table:table-cell>
            <table:table-cell table:style-name="Tabla2.E1" office:value-type="string">
              <text:p text:style-name="P26">Descripción</text:p>
            </table:table-cell>
          </table:table-row>
        </table:table-header-rows>
        <table:table-row>
          <table:table-cell table:style-name="Tabla2.A2" office:value-type="string">
            <text:p text:style-name="P32">Número de empleado</text:p>
          </table:table-cell>
          <table:table-cell table:style-name="Tabla2.A2" office:value-type="string">
            <text:p text:style-name="P32">Alfanumérico</text:p>
          </table:table-cell>
          <table:table-cell table:style-name="Tabla2.A2" office:value-type="string">
            <text:p text:style-name="P32">9</text:p>
          </table:table-cell>
          <table:table-cell table:style-name="Tabla2.A2" office:value-type="string">
            <text:p text:style-name="P34">X</text:p>
          </table:table-cell>
          <table:table-cell table:style-name="Tabla2.E2" office:value-type="string">
            <text:p text:style-name="P32">Número que se le asigna al personal, de no contar con uno, se asigna uno provisional.</text:p>
          </table:table-cell>
        </table:table-row>
        <table:table-row>
          <table:table-cell table:style-name="Tabla2.A2" office:value-type="string">
            <text:p text:style-name="P34">Paterno</text:p>
          </table:table-cell>
          <table:table-cell table:style-name="Tabla2.A2" office:value-type="string">
            <text:p text:style-name="P34">Alfanumérico</text:p>
          </table:table-cell>
          <table:table-cell table:style-name="Tabla2.A2" office:value-type="string">
            <text:p text:style-name="P34">25</text:p>
          </table:table-cell>
          <table:table-cell table:style-name="Tabla2.A2" office:value-type="string">
            <text:p text:style-name="P34">X</text:p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4">Materno</text:p>
          </table:table-cell>
          <table:table-cell table:style-name="Tabla2.A2" office:value-type="string">
            <text:p text:style-name="P34">Alfanumérico</text:p>
          </table:table-cell>
          <table:table-cell table:style-name="Tabla2.A2" office:value-type="string">
            <text:p text:style-name="P34">25</text:p>
          </table:table-cell>
          <table:table-cell table:style-name="Tabla2.A2" office:value-type="string">
            <text:p text:style-name="P34">X</text:p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4">Nombre</text:p>
          </table:table-cell>
          <table:table-cell table:style-name="Tabla2.A2" office:value-type="string">
            <text:p text:style-name="P34">Alfanumérico</text:p>
          </table:table-cell>
          <table:table-cell table:style-name="Tabla2.A2" office:value-type="string">
            <text:p text:style-name="P34">25</text:p>
          </table:table-cell>
          <table:table-cell table:style-name="Tabla2.A2" office:value-type="string">
            <text:p text:style-name="P34">X</text:p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4">Tipo</text:p>
          </table:table-cell>
          <table:table-cell table:style-name="Tabla2.A2" office:value-type="string">
            <text:p text:style-name="P36">Proviene de catálogo</text:p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>X</text:p>
          </table:table-cell>
          <table:table-cell table:style-name="Tabla2.E2" office:value-type="string">
            <text:p text:style-name="P36">Tipo de personal (Administrador, Jefe Depto, Operador de sala, etc.)</text:p>
          </table:table-cell>
        </table:table-row>
        <table:table-row>
          <table:table-cell table:style-name="Tabla2.A2" office:value-type="string">
            <text:p text:style-name="P34">Tipo contrato</text:p>
          </table:table-cell>
          <table:table-cell table:style-name="Tabla2.A2" office:value-type="string">
            <text:p text:style-name="P34">Numérico</text:p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>X</text:p>
          </table:table-cell>
          <table:table-cell table:style-name="Tabla2.E2" office:value-type="string">
            <text:p text:style-name="P36">Tipo de contrato (Nómina, Honorarios, freelance)</text:p>
          </table:table-cell>
        </table:table-row>
        <table:table-row>
          <table:table-cell table:style-name="Tabla2.A2" office:value-type="string">
            <text:p text:style-name="P34">Turno</text:p>
          </table:table-cell>
          <table:table-cell table:style-name="Tabla2.A2" office:value-type="string">
            <text:p text:style-name="P34">Alfanumérico</text:p>
          </table:table-cell>
          <table:table-cell table:style-name="Tabla2.A2" office:value-type="string">
            <text:p text:style-name="P34">1</text:p>
          </table:table-cell>
          <table:table-cell table:style-name="Tabla2.A2" office:value-type="string">
            <text:p text:style-name="P34">X</text:p>
          </table:table-cell>
          <table:table-cell table:style-name="Tabla2.E2" office:value-type="string">
            <text:p text:style-name="P36">Turno en que labora (Matutino, Vespertino, ambos turnos)</text:p>
          </table:table-cell>
        </table:table-row>
        <table:table-row>
          <table:table-cell table:style-name="Tabla2.A2" office:value-type="string">
            <text:p text:style-name="P34">Activo</text:p>
          </table:table-cell>
          <table:table-cell table:style-name="Tabla2.A2" office:value-type="string">
            <text:p text:style-name="P34">Alfanumérico</text:p>
          </table:table-cell>
          <table:table-cell table:style-name="Tabla2.A2" office:value-type="string">
            <text:p text:style-name="P34">1</text:p>
          </table:table-cell>
          <table:table-cell table:style-name="Tabla2.A2" office:value-type="string">
            <text:p text:style-name="P34">X</text:p>
          </table:table-cell>
          <table:table-cell table:style-name="Tabla2.E2" office:value-type="string">
            <text:p text:style-name="P36">Indica si la persona aún labora en la UPEV.</text:p>
          </table:table-cell>
        </table:table-row>
        <table:table-row>
          <table:table-cell table:style-name="Tabla2.A2" office:value-type="string">
            <text:p text:style-name="P36">Horario</text:p>
            <text:p text:style-name="P36"><text:s text:c="3"/>Día semana</text:p>
            <text:p text:style-name="P36"><text:s text:c="3"/>Desde</text:p>
            <text:p text:style-name="P36"><text:s text:c="3"/>Hasta</text:p>
          </table:table-cell>
          <table:table-cell table:style-name="Tabla2.A2" office:value-type="string">
            <text:p text:style-name="P34"/>
            <text:p text:style-name="P36">Numérico</text:p>
            <text:p text:style-name="P36">Fecha</text:p>
            <text:p text:style-name="P36">Fecha</text:p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E2" office:value-type="string">
            <text:p text:style-name="P36">Horario para cada día de la semana (de lunes a viernes).</text:p>
          </table:table-cell>
        </table:table-row>
        <table:table-row>
          <table:table-cell table:style-name="Tabla2.A2" office:value-type="string">
            <text:p text:style-name="P36">Cuenta</text:p>
            <text:p text:style-name="P36"><text:s text:c="3"/><text:span text:style-name="T5">Username</text:span></text:p>
            <text:p text:style-name="P36"><text:s text:c="3"/><text:span text:style-name="T5">Password</text:span></text:p>
          </table:table-cell>
          <table:table-cell table:style-name="Tabla2.A2" office:value-type="string">
            <text:p text:style-name="P34"/>
            <text:p text:style-name="P37">Alfanumérico</text:p>
            <text:p text:style-name="P37">Alfanumérico</text:p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E2" office:value-type="string">
            <text:p text:style-name="P37">Nombre de usuario y clave de acceso para ingresar al sistema</text:p>
          </table:table-cell>
        </table:table-row>
        <table:table-row>
          <table:table-cell table:style-name="Tabla2.A2" office:value-type="string">
            <text:p text:style-name="P37">Cuenta Rol</text:p>
            <text:p text:style-name="P37"><text:s text:c="3"/>Rol</text:p>
          </table:table-cell>
          <table:table-cell table:style-name="Tabla2.A2" office:value-type="string">
            <text:p text:style-name="P34"/>
            <text:p text:style-name="P37">Proviene de catálogo</text:p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7"/>
            <text:p text:style-name="P37">X</text:p>
          </table:table-cell>
          <table:table-cell table:style-name="Tabla2.E2" office:value-type="string">
            <text:p text:style-name="P37">Rol o roles que tiene el empleado.</text:p>
            <text:p text:style-name="P36"/>
          </table:table-cell>
        </table:table-row>
        <table:table-row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E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E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E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E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E2" office:value-type="string">
            <text:p text:style-name="P36"/>
          </table:table-cell>
        </table:table-row>
      </table:table>
      <text:p text:style-name="P6"/>
      <text:p text:style-name="P15"/>
      <text:p text:style-name="P14"/>
      <text:p text:style-name="P9">Equip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P27">Nombre</text:p>
            </table:table-cell>
            <table:table-cell table:style-name="Tabla3.A1" office:value-type="string">
              <text:p text:style-name="P27">Tipo</text:p>
            </table:table-cell>
            <table:table-cell table:style-name="Tabla3.A1" office:value-type="string">
              <text:p text:style-name="P29">Tamaño</text:p>
            </table:table-cell>
            <table:table-cell table:style-name="Tabla3.A1" office:value-type="string">
              <text:p text:style-name="P30">Requerido</text:p>
            </table:table-cell>
            <table:table-cell table:style-name="Tabla3.E1" office:value-type="string">
              <text:p text:style-name="P27">Descripción</text:p>
            </table:table-cell>
          </table:table-row>
        </table:table-header-rows>
        <table:table-row>
          <table:table-cell table:style-name="Tabla3.A2" office:value-type="string">
            <text:p text:style-name="P37">Descripción</text:p>
          </table:table-cell>
          <table:table-cell table:style-name="Tabla3.A2" office:value-type="string">
            <text:p text:style-name="P37">Alfanumérico</text:p>
          </table:table-cell>
          <table:table-cell table:style-name="Tabla3.A2" office:value-type="string">
            <text:p text:style-name="P37">100</text:p>
          </table:table-cell>
          <table:table-cell table:style-name="Tabla3.A2" office:value-type="string">
            <text:p text:style-name="P37">X</text:p>
          </table:table-cell>
          <table:table-cell table:style-name="Tabla3.E2" office:value-type="string">
            <text:p text:style-name="P37">Nombre o descripción (Cámara XDCAM, etc.)</text:p>
          </table:table-cell>
        </table:table-row>
        <table:table-row>
          <table:table-cell table:style-name="Tabla3.A2" office:value-type="string">
            <text:p text:style-name="P37">Estado</text:p>
          </table:table-cell>
          <table:table-cell table:style-name="Tabla3.A2" office:value-type="string">
            <text:p text:style-name="P37">Proviene de catálogo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7">X</text:p>
          </table:table-cell>
          <table:table-cell table:style-name="Tabla3.E2" office:value-type="string">
            <text:p text:style-name="P35"/>
          </table:table-cell>
        </table:table-row>
        <text:soft-page-break/>
        <table:table-row>
          <table:table-cell table:style-name="Tabla3.A2" office:value-type="string">
            <text:p text:style-name="P37">Serie</text:p>
          </table:table-cell>
          <table:table-cell table:style-name="Tabla3.A2" office:value-type="string">
            <text:p text:style-name="P37">Alfanumérico</text:p>
          </table:table-cell>
          <table:table-cell table:style-name="Tabla3.A2" office:value-type="string">
            <text:p text:style-name="P37">255</text:p>
          </table:table-cell>
          <table:table-cell table:style-name="Tabla3.A2" office:value-type="string">
            <text:p text:style-name="P34"/>
          </table:table-cell>
          <table:table-cell table:style-name="Tabla3.E2" office:value-type="string">
            <text:p text:style-name="P37">Número de serie</text:p>
          </table:table-cell>
        </table:table-row>
        <table:table-row>
          <table:table-cell table:style-name="Tabla3.A2" office:value-type="string">
            <text:p text:style-name="P37">Marca</text:p>
          </table:table-cell>
          <table:table-cell table:style-name="Tabla3.A2" office:value-type="string">
            <text:p text:style-name="P37">Alfanumérico</text:p>
          </table:table-cell>
          <table:table-cell table:style-name="Tabla3.A2" office:value-type="string">
            <text:p text:style-name="P37">255</text:p>
          </table:table-cell>
          <table:table-cell table:style-name="Tabla3.A2" office:value-type="string">
            <text:p text:style-name="P34"/>
          </table:table-cell>
          <table:table-cell table:style-name="Tabla3.E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7">Modelo</text:p>
          </table:table-cell>
          <table:table-cell table:style-name="Tabla3.A2" office:value-type="string">
            <text:p text:style-name="P37">Alfanumérico</text:p>
          </table:table-cell>
          <table:table-cell table:style-name="Tabla3.A2" office:value-type="string">
            <text:p text:style-name="P37">255</text:p>
          </table:table-cell>
          <table:table-cell table:style-name="Tabla3.A2" office:value-type="string">
            <text:p text:style-name="P34"/>
          </table:table-cell>
          <table:table-cell table:style-name="Tabla3.E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7">Observación</text:p>
          </table:table-cell>
          <table:table-cell table:style-name="Tabla3.A2" office:value-type="string">
            <text:p text:style-name="P37">Alfanumérico</text:p>
          </table:table-cell>
          <table:table-cell table:style-name="Tabla3.A2" office:value-type="string">
            <text:p text:style-name="P38">600</text:p>
          </table:table-cell>
          <table:table-cell table:style-name="Tabla3.A2" office:value-type="string">
            <text:p text:style-name="P34"/>
          </table:table-cell>
          <table:table-cell table:style-name="Tabla3.E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E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E2" office:value-type="string">
            <text:p text:style-name="P35"/>
          </table:table-cell>
        </table:table-row>
      </table:table>
      <text:p text:style-name="P7"/>
      <text:p text:style-name="P16"/>
      <text:p text:style-name="P16"/>
      <text:p text:style-name="P14"/>
      <text:p text:style-name="P10">Accesorios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>
            <table:table-cell table:style-name="Tabla4.A1" office:value-type="string">
              <text:p text:style-name="P27">Nombre</text:p>
            </table:table-cell>
            <table:table-cell table:style-name="Tabla4.A1" office:value-type="string">
              <text:p text:style-name="P27">Tipo</text:p>
            </table:table-cell>
            <table:table-cell table:style-name="Tabla4.A1" office:value-type="string">
              <text:p text:style-name="P29">Tamaño</text:p>
            </table:table-cell>
            <table:table-cell table:style-name="Tabla4.A1" office:value-type="string">
              <text:p text:style-name="P30">Requerido</text:p>
            </table:table-cell>
            <table:table-cell table:style-name="Tabla4.E1" office:value-type="string">
              <text:p text:style-name="P27">Descripción</text:p>
            </table:table-cell>
          </table:table-row>
        </table:table-header-rows>
        <table:table-row>
          <table:table-cell table:style-name="Tabla4.A2" office:value-type="string">
            <text:p text:style-name="P38">Tipo</text:p>
          </table:table-cell>
          <table:table-cell table:style-name="Tabla4.A2" office:value-type="string">
            <text:p text:style-name="P38">Proviene de catálogo</text:p>
          </table:table-cell>
          <table:table-cell table:style-name="Tabla4.A2" office:value-type="string">
            <text:p text:style-name="P37"/>
          </table:table-cell>
          <table:table-cell table:style-name="Tabla4.A2" office:value-type="string">
            <text:p text:style-name="P37"/>
          </table:table-cell>
          <table:table-cell table:style-name="Tabla4.E2" office:value-type="string">
            <text:p text:style-name="P38">Indica a que grupo pertenece.</text:p>
          </table:table-cell>
        </table:table-row>
        <table:table-row>
          <table:table-cell table:style-name="Tabla4.A2" office:value-type="string">
            <text:p text:style-name="P37">Descripción</text:p>
          </table:table-cell>
          <table:table-cell table:style-name="Tabla4.A2" office:value-type="string">
            <text:p text:style-name="P37">Alfanumérico</text:p>
          </table:table-cell>
          <table:table-cell table:style-name="Tabla4.A2" office:value-type="string">
            <text:p text:style-name="P37">100</text:p>
          </table:table-cell>
          <table:table-cell table:style-name="Tabla4.A2" office:value-type="string">
            <text:p text:style-name="P37">X</text:p>
          </table:table-cell>
          <table:table-cell table:style-name="Tabla4.E2" office:value-type="string">
            <text:p text:style-name="P37">Nombre o descripción (<text:span text:style-name="T6">Chaleco</text:span>, <text:span text:style-name="T6">Tripie, </text:span>etc.)</text:p>
          </table:table-cell>
        </table:table-row>
        <table:table-row>
          <table:table-cell table:style-name="Tabla4.A2" office:value-type="string">
            <text:p text:style-name="P37">Estado</text:p>
          </table:table-cell>
          <table:table-cell table:style-name="Tabla4.A2" office:value-type="string">
            <text:p text:style-name="P37">Proviene de catálogo</text:p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7">X</text:p>
          </table:table-cell>
          <table:table-cell table:style-name="Tabla4.E2" office:value-type="string">
            <text:p text:style-name="P35"/>
          </table:table-cell>
        </table:table-row>
        <table:table-row>
          <table:table-cell table:style-name="Tabla4.A2" office:value-type="string">
            <text:p text:style-name="P37">Serie</text:p>
          </table:table-cell>
          <table:table-cell table:style-name="Tabla4.A2" office:value-type="string">
            <text:p text:style-name="P37">Alfanumérico</text:p>
          </table:table-cell>
          <table:table-cell table:style-name="Tabla4.A2" office:value-type="string">
            <text:p text:style-name="P37">255</text:p>
          </table:table-cell>
          <table:table-cell table:style-name="Tabla4.A2" office:value-type="string">
            <text:p text:style-name="P34"/>
          </table:table-cell>
          <table:table-cell table:style-name="Tabla4.E2" office:value-type="string">
            <text:p text:style-name="P37">Número de serie</text:p>
          </table:table-cell>
        </table:table-row>
        <table:table-row>
          <table:table-cell table:style-name="Tabla4.A2" office:value-type="string">
            <text:p text:style-name="P37">Modelo</text:p>
          </table:table-cell>
          <table:table-cell table:style-name="Tabla4.A2" office:value-type="string">
            <text:p text:style-name="P37">Alfanumérico</text:p>
          </table:table-cell>
          <table:table-cell table:style-name="Tabla4.A2" office:value-type="string">
            <text:p text:style-name="P37">255</text:p>
          </table:table-cell>
          <table:table-cell table:style-name="Tabla4.A2" office:value-type="string">
            <text:p text:style-name="P34"/>
          </table:table-cell>
          <table:table-cell table:style-name="Tabla4.E2" office:value-type="string">
            <text:p text:style-name="P35"/>
          </table:table-cell>
        </table:table-row>
        <table:table-row>
          <table:table-cell table:style-name="Tabla4.A2" office:value-type="string">
            <text:p text:style-name="P37">Observación</text:p>
          </table:table-cell>
          <table:table-cell table:style-name="Tabla4.A2" office:value-type="string">
            <text:p text:style-name="P37">Alfanumérico</text:p>
          </table:table-cell>
          <table:table-cell table:style-name="Tabla4.A2" office:value-type="string">
            <text:p text:style-name="P38">600</text:p>
          </table:table-cell>
          <table:table-cell table:style-name="Tabla4.A2" office:value-type="string">
            <text:p text:style-name="P34"/>
          </table:table-cell>
          <table:table-cell table:style-name="Tabla4.E2" office:value-type="string">
            <text:p text:style-name="P35"/>
          </table:table-cell>
        </table:table-row>
        <table:table-row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4"/>
          </table:table-cell>
          <table:table-cell table:style-name="Tabla4.E2" office:value-type="string">
            <text:p text:style-name="P35"/>
          </table:table-cell>
        </table:table-row>
        <table:table-row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4"/>
          </table:table-cell>
          <table:table-cell table:style-name="Tabla4.E2" office:value-type="string">
            <text:p text:style-name="P35"/>
          </table:table-cell>
        </table:table-row>
      </table:table>
      <text:p text:style-name="P7"/>
      <text:p text:style-name="P16"/>
      <text:p text:style-name="P16"/>
      <text:p text:style-name="P14"/>
      <text:p text:style-name="P10">Sala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>
            <table:table-cell table:style-name="Tabla5.A1" office:value-type="string">
              <text:p text:style-name="P27">Nombre</text:p>
            </table:table-cell>
            <table:table-cell table:style-name="Tabla5.A1" office:value-type="string">
              <text:p text:style-name="P27">Tipo</text:p>
            </table:table-cell>
            <table:table-cell table:style-name="Tabla5.A1" office:value-type="string">
              <text:p text:style-name="P29">Tamaño</text:p>
            </table:table-cell>
            <table:table-cell table:style-name="Tabla5.A1" office:value-type="string">
              <text:p text:style-name="P30">Requerido</text:p>
            </table:table-cell>
            <table:table-cell table:style-name="Tabla5.E1" office:value-type="string">
              <text:p text:style-name="P27">Descripción</text:p>
            </table:table-cell>
          </table:table-row>
        </table:table-header-rows>
        <table:table-row>
          <table:table-cell table:style-name="Tabla5.A2" office:value-type="string">
            <text:p text:style-name="P38">Descripción</text:p>
          </table:table-cell>
          <table:table-cell table:style-name="Tabla5.A2" office:value-type="string">
            <text:p text:style-name="P38">Alfanumérico</text:p>
          </table:table-cell>
          <table:table-cell table:style-name="Tabla5.A2" office:value-type="string">
            <text:p text:style-name="P38">100</text:p>
          </table:table-cell>
          <table:table-cell table:style-name="Tabla5.A2" office:value-type="string">
            <text:p text:style-name="P38">X</text:p>
          </table:table-cell>
          <table:table-cell table:style-name="Tabla5.E2" office:value-type="string">
            <text:p text:style-name="P38">Nombre de la sala</text:p>
          </table:table-cell>
        </table:table-row>
        <table:table-row>
          <table:table-cell table:style-name="Tabla5.A2" office:value-type="string">
            <text:p text:style-name="P38">Operadores de sala</text:p>
            <text:p text:style-name="P38"><text:s text:c="3"/>Operador por turno</text:p>
          </table:table-cell>
          <table:table-cell table:style-name="Tabla5.A2" office:value-type="string">
            <text:p text:style-name="P34"/>
            <text:p text:style-name="P34"/>
            <text:p text:style-name="P38">Proviene de catálogo</text:p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35"/>
            <text:p text:style-name="P35"/>
            <text:p text:style-name="P38">Personal dado de alta como Operador de sala</text:p>
          </table:table-cell>
        </table:table-row>
        <table:table-row>
          <table:table-cell table:style-name="Tabla5.A2" office:value-type="string">
            <text:p text:style-name="P39">Mantenimiento</text:p>
            <text:p text:style-name="P39"><text:s text:c="3"/>Desde</text:p>
            <text:p text:style-name="P39"><text:s text:c="3"/>Hasta</text:p>
            <text:p text:style-name="P39"><text:s text:c="3"/>Tipo mantto</text:p>
            <text:p text:style-name="P39"><text:s text:c="3"/>Descripción</text:p>
          </table:table-cell>
          <table:table-cell table:style-name="Tabla5.A2" office:value-type="string">
            <text:p text:style-name="P34"/>
            <text:p text:style-name="P39">Fecha y hora</text:p>
            <text:p text:style-name="P39">Fecha y hora</text:p>
            <text:p text:style-name="P39">Proviene de catálogo</text:p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39"/>
            <text:p text:style-name="P39">Inicio del mantto</text:p>
            <text:p text:style-name="P39">Fin del mantto</text:p>
            <text:p text:style-name="P39">Tipo (preventivo, correctivo)</text:p>
          </table:table-cell>
        </table:table-row>
        <table:table-row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35"/>
          </table:table-cell>
        </table:table-row>
        <table:table-row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35"/>
          </table:table-cell>
        </table:table-row>
        <table:table-row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35"/>
          </table:table-cell>
        </table:table-row>
        <table:table-row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35"/>
          </table:table-cell>
        </table:table-row>
        <table:table-row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35"/>
          </table:table-cell>
        </table:table-row>
      </table:table>
      <text:p text:style-name="P7"><text:soft-page-break/></text:p>
      <text:p text:style-name="P16"/>
      <text:p text:style-name="P16"/>
      <text:p text:style-name="P14"/>
      <text:p text:style-name="P11">Veículo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>
            <table:table-cell table:style-name="Tabla6.A1" office:value-type="string">
              <text:p text:style-name="P27">Nombre</text:p>
            </table:table-cell>
            <table:table-cell table:style-name="Tabla6.A1" office:value-type="string">
              <text:p text:style-name="P27">Tipo</text:p>
            </table:table-cell>
            <table:table-cell table:style-name="Tabla6.A1" office:value-type="string">
              <text:p text:style-name="P29">Tamaño</text:p>
            </table:table-cell>
            <table:table-cell table:style-name="Tabla6.A1" office:value-type="string">
              <text:p text:style-name="P30">Requerido</text:p>
            </table:table-cell>
            <table:table-cell table:style-name="Tabla6.E1" office:value-type="string">
              <text:p text:style-name="P27">Descripción</text:p>
            </table:table-cell>
          </table:table-row>
        </table:table-header-rows>
        <table:table-row>
          <table:table-cell table:style-name="Tabla6.A2" office:value-type="string">
            <text:p text:style-name="P39">Placa</text:p>
          </table:table-cell>
          <table:table-cell table:style-name="Tabla6.A2" office:value-type="string">
            <text:p text:style-name="P39">Alfanumérico</text:p>
          </table:table-cell>
          <table:table-cell table:style-name="Tabla6.A2" office:value-type="string">
            <text:p text:style-name="P39">10</text:p>
          </table:table-cell>
          <table:table-cell table:style-name="Tabla6.A2" office:value-type="string">
            <text:p text:style-name="P39">X</text:p>
          </table:table-cell>
          <table:table-cell table:style-name="Tabla6.E2" office:value-type="string">
            <text:p text:style-name="P39">Placa del vehículo</text:p>
          </table:table-cell>
        </table:table-row>
        <table:table-row>
          <table:table-cell table:style-name="Tabla6.A2" office:value-type="string">
            <text:p text:style-name="P39">Descripción</text:p>
          </table:table-cell>
          <table:table-cell table:style-name="Tabla6.A2" office:value-type="string">
            <text:p text:style-name="P39">Alfanumérico</text:p>
          </table:table-cell>
          <table:table-cell table:style-name="Tabla6.A2" office:value-type="string">
            <text:p text:style-name="P39">100</text:p>
          </table:table-cell>
          <table:table-cell table:style-name="Tabla6.A2" office:value-type="string">
            <text:p text:style-name="P39">X</text:p>
          </table:table-cell>
          <table:table-cell table:style-name="Tabla6.E2" office:value-type="string">
            <text:p text:style-name="P39">Descripción (RAM 500, etc.)</text:p>
          </table:table-cell>
        </table:table-row>
        <table:table-row>
          <table:table-cell table:style-name="Tabla6.A2" office:value-type="string">
            <text:p text:style-name="P39">Estado</text:p>
          </table:table-cell>
          <table:table-cell table:style-name="Tabla6.A2" office:value-type="string">
            <text:p text:style-name="P39">Proviene de catálogo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9">X</text:p>
          </table:table-cell>
          <table:table-cell table:style-name="Tabla6.E2" office:value-type="string">
            <text:p text:style-name="P39">Estado del vehículo</text:p>
          </table:table-cell>
        </table:table-row>
        <table:table-row>
          <table:table-cell table:style-name="Tabla6.A2" office:value-type="string">
            <text:p text:style-name="P39">Activo</text:p>
          </table:table-cell>
          <table:table-cell table:style-name="Tabla6.A2" office:value-type="string">
            <text:p text:style-name="P39">Alfanumérico</text:p>
          </table:table-cell>
          <table:table-cell table:style-name="Tabla6.A2" office:value-type="string">
            <text:p text:style-name="P39">1</text:p>
          </table:table-cell>
          <table:table-cell table:style-name="Tabla6.A2" office:value-type="string">
            <text:p text:style-name="P39">X</text:p>
          </table:table-cell>
          <table:table-cell table:style-name="Tabla6.E2" office:value-type="string">
            <text:p text:style-name="P35"/>
          </table:table-cell>
        </table:table-row>
        <table:table-row>
          <table:table-cell table:style-name="Tabla6.A2" office:value-type="string">
            <text:p text:style-name="P39">Modelo</text:p>
          </table:table-cell>
          <table:table-cell table:style-name="Tabla6.A2" office:value-type="string">
            <text:p text:style-name="P39">Alfanumérico</text:p>
          </table:table-cell>
          <table:table-cell table:style-name="Tabla6.A2" office:value-type="string">
            <text:p text:style-name="P39">4</text:p>
          </table:table-cell>
          <table:table-cell table:style-name="Tabla6.A2" office:value-type="string">
            <text:p text:style-name="P34"/>
          </table:table-cell>
          <table:table-cell table:style-name="Tabla6.E2" office:value-type="string">
            <text:p text:style-name="P35"/>
          </table:table-cell>
        </table:table-row>
        <table:table-row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E2" office:value-type="string">
            <text:p text:style-name="P35"/>
          </table:table-cell>
        </table:table-row>
        <table:table-row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E2" office:value-type="string">
            <text:p text:style-name="P35"/>
          </table:table-cell>
        </table:table-row>
        <table:table-row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E2" office:value-type="string">
            <text:p text:style-name="P35"/>
          </table:table-cell>
        </table:table-row>
      </table:table>
      <text:p text:style-name="P7"/>
      <text:p text:style-name="P16"/>
      <text:p text:style-name="P16"/>
      <text:p text:style-name="P14"/>
      <text:p text:style-name="P8">Tabla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header-rows>
          <table:table-row>
            <table:table-cell table:style-name="Tabla7.A1" office:value-type="string">
              <text:p text:style-name="P27">Nombre</text:p>
            </table:table-cell>
            <table:table-cell table:style-name="Tabla7.A1" office:value-type="string">
              <text:p text:style-name="P27">Tipo</text:p>
            </table:table-cell>
            <table:table-cell table:style-name="Tabla7.A1" office:value-type="string">
              <text:p text:style-name="P29">Tamaño</text:p>
            </table:table-cell>
            <table:table-cell table:style-name="Tabla7.A1" office:value-type="string">
              <text:p text:style-name="P30">Requerido</text:p>
            </table:table-cell>
            <table:table-cell table:style-name="Tabla7.E1" office:value-type="string">
              <text:p text:style-name="P27">Descripción</text:p>
            </table:table-cell>
          </table:table-row>
        </table:table-header-rows>
        <table:table-row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4"/>
          </table:table-cell>
          <table:table-cell table:style-name="Tabla7.E2" office:value-type="string">
            <text:p text:style-name="P33"/>
          </table:table-cell>
        </table:table-row>
        <table:table-row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E2" office:value-type="string">
            <text:p text:style-name="P35"/>
          </table:table-cell>
        </table:table-row>
        <table:table-row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E2" office:value-type="string">
            <text:p text:style-name="P35"/>
          </table:table-cell>
        </table:table-row>
        <table:table-row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E2" office:value-type="string">
            <text:p text:style-name="P35"/>
          </table:table-cell>
        </table:table-row>
        <table:table-row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E2" office:value-type="string">
            <text:p text:style-name="P35"/>
          </table:table-cell>
        </table:table-row>
        <table:table-row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E2" office:value-type="string">
            <text:p text:style-name="P35"/>
          </table:table-cell>
        </table:table-row>
        <table:table-row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E2" office:value-type="string">
            <text:p text:style-name="P35"/>
          </table:table-cell>
        </table:table-row>
        <table:table-row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34"/>
          </table:table-cell>
          <table:table-cell table:style-name="Tabla7.E2" office:value-type="string">
            <text:p text:style-name="P35"/>
          </table:table-cell>
        </table:table-row>
      </table:table>
      <text:p text:style-name="P7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10:26:56.307635247</dc:date>
    <meta:editing-duration>PT5H24M16S</meta:editing-duration>
    <meta:editing-cycles>10</meta:editing-cycles>
    <meta:generator>LibreOffice/6.0.7.3$Linux_X86_64 LibreOffice_project/00m0$Build-3</meta:generator>
    <meta:document-statistic meta:table-count="7" meta:image-count="0" meta:object-count="0" meta:page-count="5" meta:paragraph-count="244" meta:word-count="681" meta:character-count="4239" meta:non-whitespace-character-count="3734"/>
  </office:meta>
</office:document-meta>
</file>